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23cm"/>
      <style:text-properties fo:color="#212121" style:font-name="Droid Sans Mono" fo:font-size="9pt" fo:font-weight="normal" fo:background-color="#fffffe"/>
    </style:style>
    <style:style style:name="P2" style:family="paragraph" style:parent-style-name="Standard">
      <style:paragraph-properties style:line-height-at-least="0.423cm"/>
      <style:text-properties fo:color="#008000" style:font-name="Droid Sans Mono" fo:font-size="9pt" fo:font-weight="normal" fo:background-color="#fffffe"/>
    </style:style>
    <style:style style:name="P3" style:family="paragraph" style:parent-style-name="Standard">
      <style:paragraph-properties style:line-height-at-least="0.423cm"/>
    </style:style>
    <style:style style:name="P4" style:family="paragraph" style:parent-style-name="Standard">
      <style:paragraph-properties fo:margin-top="0cm" fo:margin-bottom="0.499cm" loext:contextual-spacing="false" style:line-height-at-least="0.423cm"/>
    </style:style>
    <style:style style:name="P5" style:family="paragraph" style:parent-style-name="Title">
      <style:text-properties officeooo:rsid="001e9bd2" officeooo:paragraph-rsid="001e9bd2"/>
    </style:style>
    <style:style style:name="T1" style:family="text">
      <style:text-properties fo:color="#0000ff"/>
    </style:style>
    <style:style style:name="T2" style:family="text">
      <style:text-properties fo:color="#795e26"/>
    </style:style>
    <style:style style:name="T3" style:family="text">
      <style:text-properties fo:color="#09885a"/>
    </style:style>
    <style:style style:name="T4" style:family="text">
      <style:text-properties fo:color="#000000"/>
    </style:style>
    <style:style style:name="T5" style:family="text">
      <style:text-properties fo:color="#a315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SQL Assignment 12 June</text:p>
      <text:p text:style-name="P1"><text:span text:style-name="T1">CREATE</text:span> <text:span text:style-name="T1">DATABASE</text:span> <text:span text:style-name="T2">training</text:span></text:p>
      <text:p text:style-name="P3"/>
      <text:p text:style-name="P1"><text:span text:style-name="T1">USE</text:span> training</text:p>
      <text:p text:style-name="P3"/>
      <text:p text:style-name="P2">-- Easy(Questions 1-10)</text:p>
      <text:p text:style-name="P4"/>
      <text:p text:style-name="P2">-- Q1</text:p>
      <text:p text:style-name="P3"/>
      <text:p text:style-name="P1"><text:span text:style-name="T1">CREATE</text:span> <text:span text:style-name="T1">TABLE</text:span> <text:span text:style-name="T2">Employees</text:span> (</text:p>
      <text:p text:style-name="P1">EmployeeID <text:span text:style-name="T1">INT</text:span> <text:span text:style-name="T1">PRIMARY KEY</text:span>,</text:p>
      <text:p text:style-name="P1">FirstName <text:span text:style-name="T1">varchar</text:span>(<text:span text:style-name="T3">50</text:span>),</text:p>
      <text:p text:style-name="P1">LastName <text:span text:style-name="T1">varchar</text:span>(<text:span text:style-name="T3">50</text:span>)</text:p>
      <text:p text:style-name="P1">)</text:p>
      <text:p text:style-name="P4"/>
      <text:p text:style-name="P2">-- Q2</text:p>
      <text:p text:style-name="P3"/>
      <text:p text:style-name="P2">-- alter table Employees</text:p>
      <text:p text:style-name="P2">-- add constraint fname_notnull not null FirstName</text:p>
      <text:p text:style-name="P4"/>
      <text:p text:style-name="P2">-- Q3</text:p>
      <text:p text:style-name="P3"/>
      <text:p text:style-name="P1"><text:span text:style-name="T1">alter</text:span> <text:span text:style-name="T1">table</text:span> Employees</text:p>
      <text:p text:style-name="P1"><text:span text:style-name="T1">add</text:span> <text:span text:style-name="T1">constraint</text:span> employee_id_ck <text:span text:style-name="T1">CHECK</text:span>(EmployeeID<text:span text:style-name="T4">&gt;</text:span><text:span text:style-name="T3">0</text:span>)</text:p>
      <text:p text:style-name="P4"/>
      <text:p text:style-name="P2">-- Q4</text:p>
      <text:p text:style-name="P3"/>
      <text:p text:style-name="P1"><text:span text:style-name="T1">CREATE</text:span> <text:span text:style-name="T1">TABLE</text:span> <text:span text:style-name="T2">Departments</text:span> (</text:p>
      <text:p text:style-name="P1">DepartmentID <text:span text:style-name="T1">INT</text:span> <text:span text:style-name="T1">PRIMARY KEY</text:span>,</text:p>
      <text:p text:style-name="P1">DepartmentName <text:span text:style-name="T1">VARCHAR</text:span>(<text:span text:style-name="T3">50</text:span>) <text:span text:style-name="T1">NOT NULL</text:span></text:p>
      <text:p text:style-name="P1">)</text:p>
      <text:p text:style-name="P4"/>
      <text:p text:style-name="P2">-- Q5</text:p>
      <text:p text:style-name="P3"/>
      <text:p text:style-name="P1"><text:span text:style-name="T1">alter</text:span> <text:span text:style-name="T1">table</text:span> Departments</text:p>
      <text:p text:style-name="P1"><text:span text:style-name="T1">add</text:span> <text:span text:style-name="T1">constraint</text:span> unq_dept <text:span text:style-name="T1">UNIQUE</text:span>(DepartmentName)</text:p>
      <text:p text:style-name="P4"/>
      <text:p text:style-name="P2">-- Q6</text:p>
      <text:p text:style-name="P3"/>
      <text:p text:style-name="P1"><text:span text:style-name="T1">CREATE</text:span> <text:span text:style-name="T1">TABLE</text:span> <text:span text:style-name="T2">Projects</text:span> (</text:p>
      <text:p text:style-name="P1">ProjectID <text:span text:style-name="T1">INT</text:span> <text:span text:style-name="T1">PRIMARY KEY</text:span>,</text:p>
      <text:p text:style-name="P1">ProjectName <text:span text:style-name="T1">VARCHAR</text:span>(<text:span text:style-name="T3">50</text:span>) <text:span text:style-name="T1">NOT NULL</text:span>,</text:p>
      <text:p text:style-name="P1">DepartmentID <text:span text:style-name="T1">INT</text:span>,</text:p>
      <text:p text:style-name="P1"><text:span text:style-name="T1">CONSTRAINT</text:span> proj_dept_fk <text:span text:style-name="T1">FOREIGN KEY</text:span>(DepartmentID) <text:span text:style-name="T1">REFERENCES</text:span> Departments(DepartmentID)</text:p>
      <text:p text:style-name="P1">)</text:p>
      <text:p text:style-name="P4"/>
      <text:p text:style-name="P2">-- Q7</text:p>
      <text:p text:style-name="P3"><text:soft-page-break/></text:p>
      <text:p text:style-name="P1"><text:span text:style-name="T1">alter</text:span> <text:span text:style-name="T1">table</text:span> Projects</text:p>
      <text:p text:style-name="P1"><text:span text:style-name="T1">add</text:span> <text:span text:style-name="T1">constraint</text:span> projectname_not_empty <text:span text:style-name="T1">CHECK</text:span>(<text:span text:style-name="T2">len</text:span>(ProjectName)<text:span text:style-name="T4">&gt;</text:span><text:span text:style-name="T3">0</text:span>)</text:p>
      <text:p text:style-name="P4"/>
      <text:p text:style-name="P2">-- Q8</text:p>
      <text:p text:style-name="P3"/>
      <text:p text:style-name="P1"><text:span text:style-name="T1">CREATE</text:span> <text:span text:style-name="T1">TABLE</text:span> <text:span text:style-name="T2">Salaries</text:span>(</text:p>
      <text:p text:style-name="P1">SalaryID <text:span text:style-name="T1">INT</text:span> <text:span text:style-name="T1">PRIMARY KEY</text:span>,</text:p>
      <text:p text:style-name="P1">EmployeeID <text:span text:style-name="T1">INT</text:span>,</text:p>
      <text:p text:style-name="P1">Amount <text:span text:style-name="T1">DECIMAL</text:span> <text:span text:style-name="T1">NOT NULL</text:span>,</text:p>
      <text:p text:style-name="P1"><text:span text:style-name="T1">CONSTRAINT</text:span> emp_sal_fk <text:span text:style-name="T1">FOREIGN KEY</text:span>(EmployeeID) <text:span text:style-name="T1">REFERENCES</text:span> Employees(EmployeeID)</text:p>
      <text:p text:style-name="P1">)</text:p>
      <text:p text:style-name="P4"/>
      <text:p text:style-name="P2">-- Q9</text:p>
      <text:p text:style-name="P4"/>
      <text:p text:style-name="P1"><text:span text:style-name="T1">alter</text:span> <text:span text:style-name="T1">table</text:span> Salaries</text:p>
      <text:p text:style-name="P1"><text:span text:style-name="T1">add</text:span> <text:span text:style-name="T1">constraint</text:span> amt_grt_thn_0 <text:span text:style-name="T1">CHECK</text:span>(Amount<text:span text:style-name="T4">&gt;</text:span><text:span text:style-name="T3">0</text:span>)</text:p>
      <text:p text:style-name="P4"/>
      <text:p text:style-name="P2">-- Q10</text:p>
      <text:p text:style-name="P3"/>
      <text:p text:style-name="P1"><text:span text:style-name="T1">alter</text:span> <text:span text:style-name="T1">table</text:span> Salaries </text:p>
      <text:p text:style-name="P1"><text:span text:style-name="T1">add</text:span> <text:span text:style-name="T1">constraint</text:span> def_amt <text:span text:style-name="T1">DEFAULT</text:span> <text:span text:style-name="T3">50000</text:span> <text:span text:style-name="T1">FOR</text:span> Amount</text:p>
      <text:p text:style-name="P4"/>
      <text:p text:style-name="P2">-- Medium(Questions 1-6)</text:p>
      <text:p text:style-name="P4"/>
      <text:p text:style-name="P2">-- Q1</text:p>
      <text:p text:style-name="P3"/>
      <text:p text:style-name="P1"><text:span text:style-name="T1">CREATE</text:span> <text:span text:style-name="T1">TABLE</text:span> <text:span text:style-name="T2">Timesheets</text:span>(</text:p>
      <text:p text:style-name="P1">TimesheetID <text:span text:style-name="T1">INT</text:span> <text:span text:style-name="T1">PRIMARY KEY</text:span>,</text:p>
      <text:p text:style-name="P1">EmployeeID <text:span text:style-name="T1">INT</text:span>,</text:p>
      <text:p text:style-name="P1">[Date] <text:span text:style-name="T1">Date</text:span> <text:span text:style-name="T1">NOT NULL</text:span>,</text:p>
      <text:p text:style-name="P1">HoursWorked <text:span text:style-name="T1">DECIMAL</text:span> <text:span text:style-name="T1">NOT NULL</text:span>,</text:p>
      <text:p text:style-name="P1"><text:span text:style-name="T1">CONSTRAINT</text:span> time_emp_fk <text:span text:style-name="T1">FOREIGN KEY</text:span>(EmployeeID) <text:span text:style-name="T1">REFERENCES</text:span> Employees(EmployeeID),</text:p>
      <text:p text:style-name="P1"><text:span text:style-name="T1">CONSTRAINT</text:span> prev_date <text:span text:style-name="T1">CHECK</text:span>([DATE]<text:span text:style-name="T4">&lt;=</text:span><text:span text:style-name="T2">GetDate</text:span>())</text:p>
      <text:p text:style-name="P1">)</text:p>
      <text:p text:style-name="P4"/>
      <text:p text:style-name="P2">-- Q2</text:p>
      <text:p text:style-name="P3"/>
      <text:p text:style-name="P1"><text:span text:style-name="T1">alter</text:span> <text:span text:style-name="T1">table</text:span> Timesheets</text:p>
      <text:p text:style-name="P1"><text:span text:style-name="T1">add</text:span> <text:span text:style-name="T1">constraint</text:span> hrs_wrkd <text:span text:style-name="T1">CHECK</text:span>(HoursWorked<text:span text:style-name="T4">&gt;</text:span><text:span text:style-name="T3">0</text:span> <text:span text:style-name="T1">AND</text:span> HoursWorked<text:span text:style-name="T4">&lt;</text:span><text:span text:style-name="T3">24</text:span>)</text:p>
      <text:p text:style-name="P4"/>
      <text:p text:style-name="P2">-- Q3</text:p>
      <text:p text:style-name="P3"/>
      <text:p text:style-name="P1"><text:span text:style-name="T1">CREATE</text:span> <text:span text:style-name="T1">TABLE</text:span> <text:span text:style-name="T2">EmployeeProjects</text:span>(</text:p>
      <text:p text:style-name="P1">EmployeeID <text:span text:style-name="T1">INT</text:span>,</text:p>
      <text:p text:style-name="P1">ProjectID <text:span text:style-name="T1">INT</text:span>,</text:p>
      <text:p text:style-name="P1"><text:span text:style-name="T1">CONSTRAINT</text:span> empproj_emp_fk <text:span text:style-name="T1">FOREIGN KEY</text:span>(EmployeeID) <text:span text:style-name="T1">REFERENCES</text:span> Employees(EmployeeID),</text:p>
      <text:p text:style-name="P1"><text:span text:style-name="T1">CONSTRAINT</text:span> empproj_proj_fk <text:span text:style-name="T1">FOREIGN KEY</text:span>(ProjectID) <text:span text:style-name="T1">REFERENCES</text:span> Projects(ProjectID),</text:p>
      <text:p text:style-name="P1"><text:span text:style-name="T1">PRIMARY KEY</text:span> (EmployeeID, ProjectID)</text:p>
      <text:p text:style-name="P1"><text:soft-page-break/>)</text:p>
      <text:p text:style-name="P4"/>
      <text:p text:style-name="P2">-- Q4</text:p>
      <text:p text:style-name="P3"/>
      <text:p text:style-name="P1"><text:span text:style-name="T1">alter</text:span> <text:span text:style-name="T1">table</text:span> Departments</text:p>
      <text:p text:style-name="P1"><text:span text:style-name="T1">add</text:span> <text:span text:style-name="T1">constraint</text:span> dept_name_non_numeric <text:span text:style-name="T1">CHECK</text:span>(DepartmentName <text:span text:style-name="T1">NOT</text:span> <text:span text:style-name="T1">LIKE</text:span> (<text:span text:style-name="T5">'%[0-9]%'</text:span>))</text:p>
      <text:p text:style-name="P4"/>
      <text:p text:style-name="P2">-- Q5</text:p>
      <text:p text:style-name="P3"/>
      <text:p text:style-name="P1"><text:span text:style-name="T1">CREATE</text:span> <text:span text:style-name="T1">TABLE</text:span> <text:span text:style-name="T2">Leaves</text:span> (</text:p>
      <text:p text:style-name="P1">LeaveID <text:span text:style-name="T1">INT</text:span> <text:span text:style-name="T1">PRIMARY KEY</text:span>,</text:p>
      <text:p text:style-name="P1">EmployeeID <text:span text:style-name="T1">INT</text:span>,</text:p>
      <text:p text:style-name="P1">StartDate <text:span text:style-name="T1">date</text:span> <text:span text:style-name="T1">NOT NULL</text:span>,</text:p>
      <text:p text:style-name="P1">EndDate <text:span text:style-name="T1">date</text:span> <text:span text:style-name="T1">NOT NULL</text:span>,</text:p>
      <text:p text:style-name="P1"><text:span text:style-name="T1">CONSTRAINT</text:span> leav_emp_fk <text:span text:style-name="T1">FOREIGN KEY</text:span>(EmployeeID) <text:span text:style-name="T1">REFERENCES</text:span> Employees(EmployeeID),</text:p>
      <text:p text:style-name="P1"><text:span text:style-name="T1">CONSTRAINT</text:span> edate_grt_sdate <text:span text:style-name="T1">CHECK</text:span>(EndDate<text:span text:style-name="T4">&gt;</text:span>StartDate)</text:p>
      <text:p text:style-name="P1">)</text:p>
      <text:p text:style-name="P4"/>
      <text:p text:style-name="P2">-- Q6</text:p>
      <text:p text:style-name="P3"/>
      <text:p text:style-name="P1"><text:span text:style-name="T1">alter</text:span> <text:span text:style-name="T1">table</text:span> Leaves</text:p>
      <text:p text:style-name="P1"><text:span text:style-name="T1">add</text:span> <text:span text:style-name="T1">constraint</text:span> sdate_def <text:span text:style-name="T1">DEFAULT</text:span> <text:span text:style-name="T2">GetDate</text:span>() <text:span text:style-name="T1">FOR</text:span> StartDate</text:p>
      <text:p text:style-name="P4"/>
      <text:p text:style-name="P2">-- Medium(Questions 1-6)</text:p>
      <text:p text:style-name="P4"/>
      <text:p text:style-name="P2">-- Q1</text:p>
      <text:p text:style-name="P3"/>
      <text:p text:style-name="P1"><text:span text:style-name="T1">CREATE</text:span> <text:span text:style-name="T1">TABLE</text:span> <text:span text:style-name="T2">Reviews</text:span>(</text:p>
      <text:p text:style-name="P1">EmployeeID <text:span text:style-name="T1">INT</text:span>,</text:p>
      <text:p text:style-name="P1">ReviewerID <text:span text:style-name="T1">INT</text:span>,</text:p>
      <text:p text:style-name="P1">ReviewDate <text:span text:style-name="T1">date</text:span> <text:span text:style-name="T1">NOT NULL</text:span>,</text:p>
      <text:p text:style-name="P1">Score <text:span text:style-name="T1">INT</text:span> <text:span text:style-name="T1">NOT NULL</text:span>,</text:p>
      <text:p text:style-name="P1"><text:span text:style-name="T1">CONSTRAINT</text:span> empid_not_eq_revid <text:span text:style-name="T1">CHECK</text:span>(EmployeeID<text:span text:style-name="T4">!=</text:span>ReviewerID),</text:p>
      <text:p text:style-name="P1"><text:span text:style-name="T1">CONSTRAINT</text:span> rev_emp_emp_fk <text:span text:style-name="T1">FOREIGN KEY</text:span>(EmployeeID) <text:span text:style-name="T1">REFERENCES</text:span> Employees(EmployeeID),</text:p>
      <text:p text:style-name="P1"><text:span text:style-name="T1">CONSTRAINT</text:span> rev_emp_rev_fk <text:span text:style-name="T1">FOREIGN KEY</text:span>(EmployeeID) <text:span text:style-name="T1">REFERENCES</text:span> Employees(EmployeeID)</text:p>
      <text:p text:style-name="P1">)</text:p>
      <text:p text:style-name="P4"/>
      <text:p text:style-name="P2">-- Q2</text:p>
      <text:p text:style-name="P3"/>
      <text:p text:style-name="P1"><text:span text:style-name="T1">alter</text:span> <text:span text:style-name="T1">table</text:span> Reviews</text:p>
      <text:p text:style-name="P1"><text:span text:style-name="T1">add</text:span> <text:span text:style-name="T1">constraint</text:span> score_range <text:span text:style-name="T1">CHECK</text:span>(score<text:span text:style-name="T4">&gt;</text:span><text:span text:style-name="T3">0</text:span> <text:span text:style-name="T1">AND</text:span> score<text:span text:style-name="T4">&lt;</text:span><text:span text:style-name="T3">6</text:span>)</text:p>
      <text:p text:style-name="P4"/>
      <text:p text:style-name="P2">-- Q3</text:p>
      <text:p text:style-name="P3"/>
      <text:p text:style-name="P1"><text:span text:style-name="T1">CREATE</text:span> <text:span text:style-name="T1">TABLE</text:span> <text:span text:style-name="T2">Assets</text:span>(</text:p>
      <text:p text:style-name="P1">AssetID <text:span text:style-name="T1">INT</text:span> <text:span text:style-name="T1">PRIMARY KEY</text:span>,</text:p>
      <text:p text:style-name="P1">AssetName <text:span text:style-name="T1">VARCHAR</text:span>(<text:span text:style-name="T3">50</text:span>) <text:span text:style-name="T1">NOT NULL</text:span>,</text:p>
      <text:p text:style-name="P1">PurchaseDate <text:span text:style-name="T1">date</text:span> <text:span text:style-name="T1">NOT NULL</text:span>,</text:p>
      <text:p text:style-name="P1">EmployeeID <text:span text:style-name="T1">INT</text:span>,</text:p>
      <text:p text:style-name="P1"><text:span text:style-name="T1">CONSTRAINT</text:span> assts_emp_fk <text:span text:style-name="T1">FOREIGN KEY</text:span>(EmployeeID) <text:span text:style-name="T1">REFERENCES</text:span> Employees(EmployeeID),</text:p>
      <text:p text:style-name="P1"><text:soft-page-break/><text:span text:style-name="T1">CONSTRAINT</text:span> purchasedt_ck <text:span text:style-name="T1">CHECK</text:span>(PurchaseDate<text:span text:style-name="T4">&lt;=</text:span><text:span text:style-name="T2">GetDate</text:span>())</text:p>
      <text:p text:style-name="P1">)</text:p>
      <text:p text:style-name="P4"/>
      <text:p text:style-name="P2">-- Q4</text:p>
      <text:p text:style-name="P3"/>
      <text:p text:style-name="P1"><text:span text:style-name="T1">CREATE</text:span> <text:span text:style-name="T1">TABLE</text:span> <text:span text:style-name="T2">Budgets</text:span>(</text:p>
      <text:p text:style-name="P1">BudgetID <text:span text:style-name="T1">INT</text:span> <text:span text:style-name="T1">PRIMARY KEY</text:span>,</text:p>
      <text:p text:style-name="P1">DepartmentID <text:span text:style-name="T1">INT</text:span>,</text:p>
      <text:p text:style-name="P1">[Year] <text:span text:style-name="T1">INT</text:span> <text:span text:style-name="T1">NOT NULL</text:span>,</text:p>
      <text:p text:style-name="P1">Amout <text:span text:style-name="T1">DECIMAL</text:span> <text:span text:style-name="T1">NOT NULL</text:span>,</text:p>
      <text:p text:style-name="P1"><text:span text:style-name="T1">CONSTRAINT</text:span> bud_dep_fk <text:span text:style-name="T1">FOREIGN KEY</text:span>(DepartmentID) <text:span text:style-name="T1">REFERENCES</text:span> Departments(DepartmentID),</text:p>
      <text:p text:style-name="P1"><text:span text:style-name="T1">UNIQUE</text:span>(DepartmentID, [Year])</text:p>
      <text:p text:style-name="P1">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2T17:21:15.562559760</meta:creation-date>
    <dc:date>2024-06-12T17:24:58.303651898</dc:date>
    <meta:editing-duration>PT3M43S</meta:editing-duration>
    <meta:editing-cycles>1</meta:editing-cycles>
    <meta:document-statistic meta:table-count="0" meta:image-count="0" meta:object-count="0" meta:page-count="4" meta:paragraph-count="115" meta:word-count="375" meta:character-count="3062" meta:non-whitespace-character-count="2800"/>
    <meta:generator>LibreOffice/6.4.7.2$Linux_X86_64 LibreOffice_project/40$Build-2</meta:generator>
  </office:meta>
</office:document-meta>
</file>